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d590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d5901"/>
    </style:style>
    <style:style style:name="T4" style:family="text">
      <style:text-properties officeooo:rsid="000f5694"/>
    </style:style>
    <style:style style:name="T5" style:family="text">
      <style:text-properties officeooo:rsid="000d590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">Repositorio de Letras y Acordes es una aplicación que almacena letras de <text:s/>canciones y acordes de artistas tanto conocidos como inéditos, por lo tanto los usuarios mas característicos son las personas que tienen una vocación de musical <text:s/>(guitarristas, cantantes), pueden ser </text:span><text:span text:style-name="T3">personas</text:span><text:span text:style-name="T5"> profesionales o en etapa de <text:s/>aprendizaje en el ámbito musical; esta una aplicación orientada hacia la juventud con edades entre 15 y 35 años, aunque hay una minoría de personas de edades <text:s/>mayores al rango establecido que tambien tienen una vocacion musical y pueden usarla <text:s/>normalm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6-04-08T07:13:53.667061002</meta:creation-date>
    <dc:date>2016-04-08T07:45:38.537095481</dc:date>
    <dc:creator>Santiago </dc:creator>
    <meta:editing-duration>PT1M25S</meta:editing-duration>
    <meta:editing-cycles>2</meta:editing-cycles>
    <meta:generator>LibreOffice/5.0.5.2$Linux_x86 LibreOffice_project/00$Build-2</meta:generator>
    <meta:document-statistic meta:table-count="0" meta:image-count="0" meta:object-count="0" meta:page-count="1" meta:paragraph-count="1" meta:word-count="88" meta:character-count="569" meta:non-whitespace-character-count="477"/>
  </office:meta>
</office:document-meta>
</file>